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9]-[.C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0H55M00S">
            <text:p>00:55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09:43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6T09:43:42.66</dc:date>
    <meta:editing-duration>PT11H48M20S</meta:editing-duration>
    <meta:editing-cycles>18</meta:editing-cycles>
    <meta:generator>OpenOffice.org/3.4.1$Win32 OpenOffice.org_project/341m1$Build-9593</meta:generator>
    <meta:document-statistic meta:table-count="5" meta:cell-count="319" meta:object-count="0"/>
  </office:meta>
</office:document-meta>
</file>